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officeooo:rsid="001d89ed" officeooo:paragraph-rsid="001d89ed"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18pt" fo:font-weight="normal" officeooo:rsid="001d89ed" officeooo:paragraph-rsid="001d89ed"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fo:font-size="18pt" fo:font-weight="normal" officeooo:rsid="001d89ed" officeooo:paragraph-rsid="001d89ed" style:font-size-asian="15.75pt" style:font-weight-asian="normal" style:font-size-complex="18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Cloud Computing</text:p>
      <text:p text:style-name="P3"/>
      <text:p text:style-name="P2"/>
      <text:p text:style-name="P2">Cloud computing is a transformative technology that revolutionizes the way businesses and individuals access and utilize computing resources. It provides on-demand access to a pool of configurable computing resources, including networks, servers, storage, applications, and services, over the internet.</text:p>
      <text:p text:style-name="P2"/>
      <text:p text:style-name="P2">At its core, cloud computing relies on virtualization technology, which allows the abstraction of physical hardware resources into virtual instances. This virtualization enables efficient resource sharing and utilization, making it possible for multiple users to leverage the same underlying infrastructure.</text:p>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0T20:56:06.604855444</meta:creation-date>
    <dc:date>2023-06-20T20:57:54.954061607</dc:date>
    <meta:editing-duration>PT1M48S</meta:editing-duration>
    <meta:editing-cycles>1</meta:editing-cycles>
    <meta:document-statistic meta:table-count="0" meta:image-count="0" meta:object-count="0" meta:page-count="1" meta:paragraph-count="3" meta:word-count="83" meta:character-count="632" meta:non-whitespace-character-count="552"/>
    <meta:generator>LibreOffice/7.3.7.2$Linux_X86_64 LibreOffice_project/30$Build-2</meta:generator>
  </office:meta>
</office:document-meta>
</file>